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 style:data-style-name="N37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13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font-name="Arial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ri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ext-properties style:use-window-font-color="true" style:font-name="Arial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ext-properties style:use-window-font-color="true" style:font-name="Arial" fo:font-size="14pt" style:font-size-asian="14pt" style:font-size-complex="14pt"/>
    </style:style>
    <style:style style:name="ce20" style:family="table-cell" style:parent-style-name="Default">
      <style:text-properties style:use-window-font-color="true" style:font-name="Arial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22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26" style:family="table-cell" style:parent-style-name="Default" style:data-style-name="N118">
      <style:table-cell-properties style:text-align-source="value-type" style:repeat-content="false" fo:border="0.0008in solid #000000" style:vertical-align="middle"/>
      <style:paragraph-properties fo:margin-left="0in"/>
      <style:text-properties style:use-window-font-color="true"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>
      <style:table-cell-properties fo:border="none"/>
      <style:text-properties style:use-window-font-color="true" style:font-name="Arial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30" style:family="table-cell" style:parent-style-name="Default" style:data-style-name="N118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33" style:family="table-cell" style:parent-style-name="Default" style:data-style-name="N118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34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fo:color="#0000ff" style:font-name="Lucida Console"/>
    </style:style>
    <style:style style:name="ce35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9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40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41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style:font-size-asian="14pt" style:font-size-complex="14pt"/>
    </style:style>
    <style:style style:name="ce43" style:family="table-cell" style:parent-style-name="Default">
      <style:table-cell-properties fo:border="0.0008in solid #000000"/>
      <style:text-properties fo:color="#0000ff" style:font-name="Lucida Console"/>
    </style:style>
    <style:style style:name="ce4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ff" style:font-name="Lucida Console"/>
    </style:style>
    <style:style style:name="ce48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9" style:family="table-cell" style:parent-style-name="Default" style:data-style-name="N118">
      <style:text-properties style:use-window-font-color="true" style:font-name="Arial" fo:font-size="8pt" style:font-size-asian="8pt" style:font-size-complex="8pt"/>
    </style:style>
    <style:style style:name="ce50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 style:data-style-name="N119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54" style:family="table-cell" style:parent-style-name="Default" style:data-style-name="N118">
      <style:table-cell-properties fo:border="0.0008in solid #000000"/>
      <style:text-properties fo:color="#0000ff" style:font-name="Lucida Console"/>
    </style:style>
    <style:style style:name="ce55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56" style:family="table-cell" style:parent-style-name="Default">
      <style:table-cell-properties fo:border="none"/>
      <style:text-properties style:use-window-font-color="true" style:font-name="Arial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 style:data-style-name="N118">
      <style:text-properties style:use-window-font-color="true" style:font-name="Arial" fo:font-size="14pt" style:font-size-asian="14pt" style:font-size-complex="14pt"/>
    </style:style>
    <style:style style:name="ce59" style:family="table-cell" style:parent-style-name="Default" style:data-style-name="N118">
      <style:text-properties style:use-window-font-color="true" style:font-name="Arial"/>
    </style:style>
    <style:style style:name="ce60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61" style:family="table-cell" style:parent-style-name="Default" style:data-style-name="N118">
      <style:table-cell-properties fo:border-bottom="none" fo:background-color="transparent" fo:border-left="0.0008in solid #000000" fo:border-right="0.0008in solid #000000" fo:border-top="0.0008in solid #000000"/>
      <style:text-properties style:use-window-font-color="true" style:font-name="Arial" fo:font-size="11pt" style:font-size-asian="11pt" style:font-size-complex="11pt"/>
    </style:style>
    <style:style style:name="ce62" style:family="table-cell" style:parent-style-name="Default" style:data-style-name="N118">
      <style:table-cell-properties fo:background-color="transparent" fo:border="0.0008in solid #000000"/>
      <style:text-properties style:use-window-font-color="true" style:font-name="Arial" fo:font-size="11pt" style:font-size-asian="11pt" style:font-size-complex="11pt"/>
    </style:style>
    <style:style style:name="ce63" style:family="table-cell" style:parent-style-name="Default" style:data-style-name="N118">
      <style:table-cell-properties fo:border-bottom="none" fo:border-left="none" fo:border-right="0.0008in solid #000000" fo:border-top="none"/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 style:data-style-name="N118">
      <style:table-cell-properties fo:border="none"/>
      <style:text-properties style:use-window-font-color="true" style:font-name="Arial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69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70" style:family="table-cell" style:parent-style-name="Default">
      <style:table-cell-properties fo:border-bottom="none" fo:border-left="0.0008in solid #000000" fo:border-right="none" fo:border-top="none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72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73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4" style:family="table-cell" style:parent-style-name="Default" style:data-style-name="N118">
      <style:text-properties style:use-window-font-color="true" style:font-name="Arial" fo:font-size="11pt" style:font-size-asian="11pt" style:font-size-complex="11pt"/>
    </style:style>
    <style:style style:name="ce75" style:family="table-cell" style:parent-style-name="Default" style:data-style-name="N118">
      <style:text-properties style:use-window-font-color="true" style:font-name="Arial" fo:font-size="10pt" style:font-size-asian="10pt" style:font-size-complex="10pt"/>
    </style:style>
    <style:style style:name="ce76" style:family="table-cell" style:parent-style-name="Default" style:data-style-name="N118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7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79" style:family="table-cell" style:parent-style-name="Default"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fill="none"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</office:automatic-styles>
  <office:body>
    <office:spreadsheet>
      <table:table table:name="CGL_020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59"/>
        <table:table-column table:style-name="co9" table:default-cell-style-name="ce20"/>
        <table:table-column table:style-name="co9" table:number-columns-repeated="2" table:default-cell-style-name="ce59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49" office:value-type="string">
            <text:p>Doc No</text:p>
          </table:table-cell>
          <table:table-cell table:style-name="ce57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49" office:value-type="string">
            <text:p>Rev No</text:p>
          </table:table-cell>
          <table:table-cell table:style-name="ce57" office:value-type="string">
            <text:p>: 03</text:p>
          </table:table-cell>
          <table:table-cell table:style-name="ce66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49" office:value-type="string">
            <text:p>Date of Efectif</text:p>
          </table:table-cell>
          <table:table-cell table:style-name="ce57" office:value-type="string">
            <text:p>: 10 April 2014</text:p>
          </table:table-cell>
          <table:table-cell table:style-name="ce66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0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0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8"/>
          <table:table-cell table:number-columns-repeated="1012"/>
        </table:table-row>
        <table:table-row table:style-name="ro1">
          <table:table-cell table:style-name="ce4" office:value-type="string">
            <text:p>DATE : 03 JUL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0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1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7"/>
          <table:table-cell table:style-name="ce72" table:number-columns-repeated="2"/>
          <table:table-cell table:style-name="ce67" table:number-columns-repeated="1006"/>
          <table:table-cell table:style-name="ce77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2" office:value-type="string">
            <text:p>COATING</text:p>
          </table:table-cell>
          <table:covered-table-cell table:style-name="ce5"/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69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201131">
            <text:p>140201131</text:p>
          </table:table-cell>
          <table:table-cell table:style-name="ce22" office:value-type="float" office:value="4.128">
            <text:p>4.12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ESSAR</text:p>
          </table:table-cell>
          <table:table-cell table:style-name="ce69"/>
          <table:table-cell table:style-name="ce74" table:formula="of:=+[.E11]*0.05" office:value-type="float" office:value="0.2064">
            <text:p>0.206</text:p>
          </table:table-cell>
          <table:table-cell table:style-name="ce74" table:formula="of:=+[.J11]+[.E11]" office:value-type="float" office:value="4.3344">
            <text:p>4.334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327351">
            <text:p>140327351</text:p>
          </table:table-cell>
          <table:table-cell table:style-name="ce22" office:value-type="float" office:value="3.26">
            <text:p>3.26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ESSAR</text:p>
          </table:table-cell>
          <table:table-cell table:style-name="ce69"/>
          <table:table-cell table:style-name="ce74" table:formula="of:=+[.E12]*0.05" office:value-type="float" office:value="0.163">
            <text:p>0.163</text:p>
          </table:table-cell>
          <table:table-cell table:style-name="ce74" table:formula="of:=+[.J12]+[.E12]" office:value-type="float" office:value="3.423">
            <text:p>3.423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328301">
            <text:p>140328301</text:p>
          </table:table-cell>
          <table:table-cell table:style-name="ce22" office:value-type="float" office:value="3.322">
            <text:p>3.32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ESSAR</text:p>
          </table:table-cell>
          <table:table-cell table:style-name="ce69"/>
          <table:table-cell table:style-name="ce74" table:formula="of:=+[.E13]*0.05" office:value-type="float" office:value="0.1661">
            <text:p>0.166</text:p>
          </table:table-cell>
          <table:table-cell table:style-name="ce74" table:formula="of:=+[.J13]+[.E13]" office:value-type="float" office:value="3.4881">
            <text:p>3.488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328113">
            <text:p>140328113</text:p>
          </table:table-cell>
          <table:table-cell table:style-name="ce22" office:value-type="float" office:value="3.392">
            <text:p>3.39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ESSAR</text:p>
          </table:table-cell>
          <table:table-cell table:style-name="ce69"/>
          <table:table-cell table:style-name="ce74" table:formula="of:=+[.G14]*0.05" office:value-type="float" office:value="0">
            <text:p>0.000</text:p>
          </table:table-cell>
          <table:table-cell table:style-name="ce74" table:formula="of:=+[.J14]+[.G1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1">
            <text:p>140704301</text:p>
          </table:table-cell>
          <table:table-cell table:style-name="ce22" office:value-type="float" office:value="4.4">
            <text:p>4.40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5]*0.05" office:value-type="float" office:value="0">
            <text:p>0.000</text:p>
          </table:table-cell>
          <table:table-cell table:style-name="ce74" table:formula="of:=+[.J15]+[.G1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3325">
            <text:p>140703325</text:p>
          </table:table-cell>
          <table:table-cell table:style-name="ce22" office:value-type="float" office:value="4.042">
            <text:p>4.04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6]*0.05" office:value-type="float" office:value="0">
            <text:p>0.000</text:p>
          </table:table-cell>
          <table:table-cell table:style-name="ce74" table:formula="of:=+[.J16]+[.G16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329115">
            <text:p>140329115</text:p>
          </table:table-cell>
          <table:table-cell table:style-name="ce22" office:value-type="float" office:value="2.478">
            <text:p>2.47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ESSAR</text:p>
          </table:table-cell>
          <table:table-cell table:style-name="ce69"/>
          <table:table-cell table:style-name="ce74" table:formula="of:=+[.G17]*0.05" office:value-type="float" office:value="0">
            <text:p>0.000</text:p>
          </table:table-cell>
          <table:table-cell table:style-name="ce74" table:formula="of:=+[.J17]+[.G1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18">
            <text:p>140704118</text:p>
          </table:table-cell>
          <table:table-cell table:style-name="ce22" office:value-type="float" office:value="4.55">
            <text:p>4.55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7]*0.05" office:value-type="float" office:value="0">
            <text:p>0.000</text:p>
          </table:table-cell>
          <table:table-cell table:style-name="ce74" table:formula="of:=+[.J18]+[.G1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8">
            <text:p>140704138</text:p>
          </table:table-cell>
          <table:table-cell table:style-name="ce22" office:value-type="float" office:value="4.46">
            <text:p>4.46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8]*0.05" office:value-type="float" office:value="0">
            <text:p>0.000</text:p>
          </table:table-cell>
          <table:table-cell table:style-name="ce74" table:formula="of:=+[.J19]+[.G18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245">
            <text:p>140704245</text:p>
          </table:table-cell>
          <table:table-cell table:style-name="ce22" office:value-type="float" office:value="4.376">
            <text:p>4.376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0]*0.05" office:value-type="float" office:value="0">
            <text:p>0.000</text:p>
          </table:table-cell>
          <table:table-cell table:style-name="ce74" table:formula="of:=+[.J20]+[.G20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0">
            <text:p>140704130</text:p>
          </table:table-cell>
          <table:table-cell table:style-name="ce22" office:value-type="float" office:value="4.408">
            <text:p>4.40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1]*0.05" office:value-type="float" office:value="0">
            <text:p>0.000</text:p>
          </table:table-cell>
          <table:table-cell table:style-name="ce74" table:formula="of:=+[.J21]+[.G21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28">
            <text:p>140704128</text:p>
          </table:table-cell>
          <table:table-cell table:style-name="ce22" office:value-type="float" office:value="4.004">
            <text:p>4.00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2]*0.05" office:value-type="float" office:value="0">
            <text:p>0.000</text:p>
          </table:table-cell>
          <table:table-cell table:style-name="ce74" table:formula="of:=+[.J22]+[.G22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3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23]*0.03" office:value-type="float" office:value="0">
            <text:p>0.000</text:p>
          </table:table-cell>
          <table:table-cell table:style-name="ce74" table:formula="of:=+[.J23]+[.G23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53"/>
          <table:table-cell table:style-name="ce61"/>
          <table:table-cell table:style-name="ce69"/>
          <table:table-cell table:style-name="ce74" table:formula="of:=+[.G24]*0.03" office:value-type="float" office:value="0">
            <text:p>0.000</text:p>
          </table:table-cell>
          <table:table-cell table:style-name="ce74" table:formula="of:=+[.J24]+[.G2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25]*0.03" office:value-type="float" office:value="0">
            <text:p>0.000</text:p>
          </table:table-cell>
          <table:table-cell table:style-name="ce74" table:formula="of:=+[.J25]+[.G2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26]*0.03" office:value-type="float" office:value="0">
            <text:p>0.000</text:p>
          </table:table-cell>
          <table:table-cell table:style-name="ce74" table:formula="of:=+[.J26]+[.G26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27]*0.03" office:value-type="float" office:value="0">
            <text:p>0.000</text:p>
          </table:table-cell>
          <table:table-cell table:style-name="ce74" table:formula="of:=+[.J27]+[.G2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28]*0.03" office:value-type="float" office:value="0">
            <text:p>0.000</text:p>
          </table:table-cell>
          <table:table-cell table:style-name="ce74" table:formula="of:=+[.J28]+[.G28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29]*0.03" office:value-type="float" office:value="0">
            <text:p>0.000</text:p>
          </table:table-cell>
          <table:table-cell table:style-name="ce74" table:formula="of:=+[.J29]+[.G29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0]*0.03" office:value-type="float" office:value="0">
            <text:p>0.000</text:p>
          </table:table-cell>
          <table:table-cell table:style-name="ce74" table:formula="of:=+[.J30]+[.G30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1]*0.03" office:value-type="float" office:value="0">
            <text:p>0.000</text:p>
          </table:table-cell>
          <table:table-cell table:style-name="ce74" table:formula="of:=+[.J31]+[.G31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2]*0.03" office:value-type="float" office:value="0">
            <text:p>0.000</text:p>
          </table:table-cell>
          <table:table-cell table:style-name="ce74" table:formula="of:=+[.J32]+[.G32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3]*0.03" office:value-type="float" office:value="0">
            <text:p>0.000</text:p>
          </table:table-cell>
          <table:table-cell table:style-name="ce74" table:formula="of:=+[.J33]+[.G33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4]*0.03" office:value-type="float" office:value="0">
            <text:p>0.000</text:p>
          </table:table-cell>
          <table:table-cell table:style-name="ce74" table:formula="of:=+[.J34]+[.G3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69"/>
          <table:table-cell table:style-name="ce74" table:formula="of:=+[.G35]*0.03" office:value-type="float" office:value="0">
            <text:p>0.000</text:p>
          </table:table-cell>
          <table:table-cell table:style-name="ce74" table:formula="of:=+[.J35]+[.G3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3"/>
          <table:covered-table-cell table:style-name="ce47"/>
          <table:covered-table-cell table:style-name="ce54"/>
          <table:covered-table-cell table:style-name="ce63"/>
          <table:table-cell table:style-name="ce70"/>
          <table:table-cell table:style-name="ce75" table:number-columns-repeated="2"/>
          <table:table-cell table:style-name="ce77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49" table:number-columns-repeated="2"/>
          <table:table-cell table:style-name="ce17" table:number-columns-repeated="1008"/>
          <table:table-cell table:style-name="ce79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8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49" table:number-columns-repeated="2"/>
          <table:table-cell table:style-name="ce17" table:number-columns-repeated="1008"/>
          <table:table-cell table:style-name="ce79"/>
        </table:table-row>
        <table:table-row table:style-name="ro8">
          <table:table-cell table:style-name="ce12" office:value-type="string" table:number-columns-spanned="2" table:number-rows-spanned="2">
            <text:p>2 – 5451</text:p>
          </table:table-cell>
          <table:covered-table-cell table:style-name="ce26"/>
          <table:table-cell table:style-name="ce37" office:value-type="string" table:number-columns-spanned="1" table:number-rows-spanned="2">
            <text:p>SHR 0.30 x 914 x 6'</text:p>
          </table:table-cell>
          <table:table-cell table:style-name="ce40" office:value-type="string">
            <text:p>GAJAH</text:p>
          </table:table-cell>
          <table:table-cell table:style-name="ce44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5" office:value-type="string" table:number-columns-spanned="1" table:number-rows-spanned="2">
            <text:p>250 – 500</text:p>
          </table:table-cell>
          <table:table-cell table:style-name="ce55" office:value-type="string" table:number-columns-spanned="1" table:number-rows-spanned="2">
            <text:p>500 SHT</text:p>
          </table:table-cell>
          <table:table-cell table:style-name="ce71"/>
          <table:table-cell table:style-name="ce76" table:number-columns-repeated="2"/>
          <table:table-cell table:style-name="ce78" table:number-columns-repeated="1008"/>
          <table:table-cell table:style-name="ce80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5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5"/>
          <table:table-cell table:style-name="ce71"/>
          <table:table-cell table:style-name="ce76" table:number-columns-repeated="2"/>
          <table:table-cell table:style-name="ce78" table:number-columns-repeated="1008"/>
          <table:table-cell table:style-name="ce80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>
          <table:table-cell table:number-columns-repeated="4"/>
          <table:table-cell table:style-name="ce46" office:value-type="string">
            <text:p><text:s text:c="48"/>RIDWAN KUSNADI</text:p>
          </table:table-cell>
          <table:table-cell table:style-name="Default"/>
          <table:table-cell table:style-name="ce56" office:value-type="string">
            <text:p><text:s text:c="8"/>SUSANA</text:p>
          </table:table-cell>
          <table:table-cell table:style-name="ce65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59"/>
        <table:table-column table:style-name="co9" table:default-cell-style-name="ce20"/>
        <table:table-column table:style-name="co9" table:number-columns-repeated="2" table:default-cell-style-name="ce59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49" office:value-type="string">
            <text:p>Doc No</text:p>
          </table:table-cell>
          <table:table-cell table:style-name="ce57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49" office:value-type="string">
            <text:p>Rev No</text:p>
          </table:table-cell>
          <table:table-cell table:style-name="ce57" office:value-type="string">
            <text:p>: 03</text:p>
          </table:table-cell>
          <table:table-cell table:style-name="ce66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49" office:value-type="string">
            <text:p>Date of Efectif</text:p>
          </table:table-cell>
          <table:table-cell table:style-name="ce57" office:value-type="string">
            <text:p>: 10 April 2014</text:p>
          </table:table-cell>
          <table:table-cell table:style-name="ce66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0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0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8"/>
          <table:table-cell table:number-columns-repeated="1012"/>
        </table:table-row>
        <table:table-row table:style-name="ro1">
          <table:table-cell table:style-name="ce4" office:value-type="string">
            <text:p>DATE : 15 JUL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0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1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7"/>
          <table:table-cell table:style-name="ce72" table:number-columns-repeated="2"/>
          <table:table-cell table:style-name="ce67" table:number-columns-repeated="1006"/>
          <table:table-cell table:style-name="ce77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2" office:value-type="string">
            <text:p>COATING</text:p>
          </table:table-cell>
          <table:covered-table-cell table:style-name="ce5"/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69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242">
            <text:p>140704242</text:p>
          </table:table-cell>
          <table:table-cell table:style-name="ce22" office:value-type="float" office:value="4.434">
            <text:p>4.43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1]*0.05" office:value-type="float" office:value="0.2217">
            <text:p>0.222</text:p>
          </table:table-cell>
          <table:table-cell table:style-name="ce74" table:formula="of:=+[.J11]+[.E11]" office:value-type="float" office:value="4.6557">
            <text:p>4.656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13">
            <text:p>140704313</text:p>
          </table:table-cell>
          <table:table-cell table:style-name="ce22" office:value-type="float" office:value="4.462">
            <text:p>4.46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2]*0.05" office:value-type="float" office:value="0.2231">
            <text:p>0.223</text:p>
          </table:table-cell>
          <table:table-cell table:style-name="ce74" table:formula="of:=+[.J12]+[.E12]" office:value-type="float" office:value="4.6851">
            <text:p>4.685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12">
            <text:p>140704312</text:p>
          </table:table-cell>
          <table:table-cell table:style-name="ce22" office:value-type="float" office:value="4.5">
            <text:p>4.50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3]*0.05" office:value-type="float" office:value="0.225">
            <text:p>0.225</text:p>
          </table:table-cell>
          <table:table-cell table:style-name="ce74" table:formula="of:=+[.J13]+[.E13]" office:value-type="float" office:value="4.725">
            <text:p>4.725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7">
            <text:p>140704307</text:p>
          </table:table-cell>
          <table:table-cell table:style-name="ce22" office:value-type="float" office:value="4.49">
            <text:p>4.49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4]*0.05" office:value-type="float" office:value="0">
            <text:p>0.000</text:p>
          </table:table-cell>
          <table:table-cell table:style-name="ce74" table:formula="of:=+[.J14]+[.G1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4">
            <text:p>140704134</text:p>
          </table:table-cell>
          <table:table-cell table:style-name="ce22" office:value-type="float" office:value="3.474">
            <text:p>3.47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5]*0.05" office:value-type="float" office:value="0">
            <text:p>0.000</text:p>
          </table:table-cell>
          <table:table-cell table:style-name="ce74" table:formula="of:=+[.J15]+[.G1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7">
            <text:p>140704137</text:p>
          </table:table-cell>
          <table:table-cell table:style-name="ce22" office:value-type="float" office:value="4.45">
            <text:p>4.45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6]*0.05" office:value-type="float" office:value="0">
            <text:p>0.000</text:p>
          </table:table-cell>
          <table:table-cell table:style-name="ce74" table:formula="of:=+[.J16]+[.G16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9">
            <text:p>140704139</text:p>
          </table:table-cell>
          <table:table-cell table:style-name="ce22" office:value-type="float" office:value="3.886">
            <text:p>3.886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7]*0.05" office:value-type="float" office:value="0">
            <text:p>0.000</text:p>
          </table:table-cell>
          <table:table-cell table:style-name="ce74" table:formula="of:=+[.J17]+[.G1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241">
            <text:p>140704241</text:p>
          </table:table-cell>
          <table:table-cell table:style-name="ce22" office:value-type="float" office:value="4.434">
            <text:p>4.43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7]*0.05" office:value-type="float" office:value="0">
            <text:p>0.000</text:p>
          </table:table-cell>
          <table:table-cell table:style-name="ce74" table:formula="of:=+[.J18]+[.G1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10">
            <text:p>140704310</text:p>
          </table:table-cell>
          <table:table-cell table:style-name="ce22" office:value-type="float" office:value="4.36">
            <text:p>4.36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8]*0.05" office:value-type="float" office:value="0">
            <text:p>0.000</text:p>
          </table:table-cell>
          <table:table-cell table:style-name="ce74" table:formula="of:=+[.J19]+[.G18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9225">
            <text:p>140709225</text:p>
          </table:table-cell>
          <table:table-cell table:style-name="ce22" office:value-type="float" office:value="3.258">
            <text:p>3.25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0]*0.05" office:value-type="float" office:value="0">
            <text:p>0.000</text:p>
          </table:table-cell>
          <table:table-cell table:style-name="ce74" table:formula="of:=+[.J20]+[.G20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4">
            <text:p>140704134</text:p>
          </table:table-cell>
          <table:table-cell table:style-name="ce39" office:value-type="float" office:value="900">
            <text:p>90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1]*0.05" office:value-type="float" office:value="0">
            <text:p>0.000</text:p>
          </table:table-cell>
          <table:table-cell table:style-name="ce74" table:formula="of:=+[.J21]+[.G21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27">
            <text:p>140704127</text:p>
          </table:table-cell>
          <table:table-cell table:style-name="ce22" office:value-type="float" office:value="4.362">
            <text:p>4.36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2]*0.05" office:value-type="float" office:value="0">
            <text:p>0.000</text:p>
          </table:table-cell>
          <table:table-cell table:style-name="ce74" table:formula="of:=+[.J22]+[.G22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3">
            <text:p>140704133</text:p>
          </table:table-cell>
          <table:table-cell table:style-name="ce22" office:value-type="float" office:value="4.36">
            <text:p>4.36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3]*0.03" office:value-type="float" office:value="0">
            <text:p>0.000</text:p>
          </table:table-cell>
          <table:table-cell table:style-name="ce74" table:formula="of:=+[.J23]+[.G23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1">
            <text:p>140704131</text:p>
          </table:table-cell>
          <table:table-cell table:style-name="ce22" office:value-type="float" office:value="4.026">
            <text:p>4.026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4]*0.03" office:value-type="float" office:value="0">
            <text:p>0.000</text:p>
          </table:table-cell>
          <table:table-cell table:style-name="ce74" table:formula="of:=+[.J24]+[.G2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4]+1" office:value-type="float" office:value="15">
            <text:p>1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24">
            <text:p>140704124</text:p>
          </table:table-cell>
          <table:table-cell table:style-name="ce22" office:value-type="float" office:value="4.31">
            <text:p>4.31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5]*0.03" office:value-type="float" office:value="0">
            <text:p>0.000</text:p>
          </table:table-cell>
          <table:table-cell table:style-name="ce74" table:formula="of:=+[.J25]+[.G2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5]+1" office:value-type="float" office:value="16">
            <text:p>1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23">
            <text:p>140704123</text:p>
          </table:table-cell>
          <table:table-cell table:style-name="ce22" office:value-type="float" office:value="4.33">
            <text:p>4.33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6]*0.03" office:value-type="float" office:value="0">
            <text:p>0.000</text:p>
          </table:table-cell>
          <table:table-cell table:style-name="ce74" table:formula="of:=+[.J26]+[.G26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6]+1" office:value-type="float" office:value="17">
            <text:p>1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11">
            <text:p>140704311</text:p>
          </table:table-cell>
          <table:table-cell table:style-name="ce22" office:value-type="float" office:value="4.358">
            <text:p>4.35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7]*0.03" office:value-type="float" office:value="0">
            <text:p>0.000</text:p>
          </table:table-cell>
          <table:table-cell table:style-name="ce74" table:formula="of:=+[.J27]+[.G2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7]+1" office:value-type="float" office:value="18">
            <text:p>1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19">
            <text:p>140704119</text:p>
          </table:table-cell>
          <table:table-cell table:style-name="ce22" office:value-type="float" office:value="4.54">
            <text:p>4.54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8]*0.03" office:value-type="float" office:value="0">
            <text:p>0.000</text:p>
          </table:table-cell>
          <table:table-cell table:style-name="ce74" table:formula="of:=+[.J28]+[.G28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8]+1" office:value-type="float" office:value="19">
            <text:p>1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25">
            <text:p>140704125</text:p>
          </table:table-cell>
          <table:table-cell table:style-name="ce22" office:value-type="float" office:value="3.824">
            <text:p>3.82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9]*0.03" office:value-type="float" office:value="0">
            <text:p>0.000</text:p>
          </table:table-cell>
          <table:table-cell table:style-name="ce74" table:formula="of:=+[.J29]+[.G29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9]+1" office:value-type="float" office:value="20">
            <text:p>2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6">
            <text:p>140704306</text:p>
          </table:table-cell>
          <table:table-cell table:style-name="ce22" office:value-type="float" office:value="4.384">
            <text:p>4.38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30]*0.03" office:value-type="float" office:value="0">
            <text:p>0.000</text:p>
          </table:table-cell>
          <table:table-cell table:style-name="ce74" table:formula="of:=+[.J30]+[.G30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30]+1" office:value-type="float" office:value="21">
            <text:p>2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03">
            <text:p>140705203</text:p>
          </table:table-cell>
          <table:table-cell table:style-name="ce22" office:value-type="float" office:value="2.904">
            <text:p>2.90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31]*0.03" office:value-type="float" office:value="0">
            <text:p>0.000</text:p>
          </table:table-cell>
          <table:table-cell table:style-name="ce74" table:formula="of:=+[.J31]+[.G31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31]+1" office:value-type="float" office:value="22">
            <text:p>2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247">
            <text:p>140704247</text:p>
          </table:table-cell>
          <table:table-cell table:style-name="ce22" office:value-type="float" office:value="3.104">
            <text:p>3.10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32]*0.03" office:value-type="float" office:value="0">
            <text:p>0.000</text:p>
          </table:table-cell>
          <table:table-cell table:style-name="ce74" table:formula="of:=+[.J32]+[.G32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3]*0.03" office:value-type="float" office:value="0">
            <text:p>0.000</text:p>
          </table:table-cell>
          <table:table-cell table:style-name="ce74" table:formula="of:=+[.J33]+[.G33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4]*0.03" office:value-type="float" office:value="0">
            <text:p>0.000</text:p>
          </table:table-cell>
          <table:table-cell table:style-name="ce74" table:formula="of:=+[.J34]+[.G3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69"/>
          <table:table-cell table:style-name="ce74" table:formula="of:=+[.G35]*0.03" office:value-type="float" office:value="0">
            <text:p>0.000</text:p>
          </table:table-cell>
          <table:table-cell table:style-name="ce74" table:formula="of:=+[.J35]+[.G3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3"/>
          <table:covered-table-cell table:style-name="ce47"/>
          <table:covered-table-cell table:style-name="ce54"/>
          <table:covered-table-cell table:style-name="ce63"/>
          <table:table-cell table:style-name="ce70"/>
          <table:table-cell table:style-name="ce75" table:number-columns-repeated="2"/>
          <table:table-cell table:style-name="ce77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49" table:number-columns-repeated="2"/>
          <table:table-cell table:style-name="ce17" table:number-columns-repeated="1008"/>
          <table:table-cell table:style-name="ce79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8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49" table:number-columns-repeated="2"/>
          <table:table-cell table:style-name="ce17" table:number-columns-repeated="1008"/>
          <table:table-cell table:style-name="ce79"/>
        </table:table-row>
        <table:table-row table:style-name="ro8">
          <table:table-cell table:style-name="ce12" office:value-type="string" table:number-columns-spanned="2" table:number-rows-spanned="2">
            <text:p>2 – 5451</text:p>
          </table:table-cell>
          <table:covered-table-cell table:style-name="ce26"/>
          <table:table-cell table:style-name="ce37" office:value-type="string" table:number-columns-spanned="1" table:number-rows-spanned="2">
            <text:p>SHR 0.30 x 914 x 6'</text:p>
          </table:table-cell>
          <table:table-cell table:style-name="ce40" office:value-type="string">
            <text:p>GAJAH</text:p>
          </table:table-cell>
          <table:table-cell table:style-name="ce44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5" office:value-type="string" table:number-columns-spanned="1" table:number-rows-spanned="2">
            <text:p>250 – 500</text:p>
          </table:table-cell>
          <table:table-cell table:style-name="ce55" office:value-type="string" table:number-columns-spanned="1" table:number-rows-spanned="2">
            <text:p>500 SHT</text:p>
          </table:table-cell>
          <table:table-cell table:style-name="ce71"/>
          <table:table-cell table:style-name="ce76" table:number-columns-repeated="2"/>
          <table:table-cell table:style-name="ce78" table:number-columns-repeated="1008"/>
          <table:table-cell table:style-name="ce80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5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5"/>
          <table:table-cell table:style-name="ce71"/>
          <table:table-cell table:style-name="ce76" table:number-columns-repeated="2"/>
          <table:table-cell table:style-name="ce78" table:number-columns-repeated="1008"/>
          <table:table-cell table:style-name="ce80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>
          <table:table-cell table:number-columns-repeated="4"/>
          <table:table-cell table:style-name="ce46" office:value-type="string">
            <text:p><text:s text:c="48"/>RIDWAN KUSNADI</text:p>
          </table:table-cell>
          <table:table-cell table:style-name="Default"/>
          <table:table-cell table:style-name="ce56" office:value-type="string">
            <text:p><text:s text:c="8"/>SUSANA</text:p>
          </table:table-cell>
          <table:table-cell table:style-name="ce65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CGL_020_2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59"/>
        <table:table-column table:style-name="co9" table:default-cell-style-name="ce20"/>
        <table:table-column table:style-name="co9" table:number-columns-repeated="2" table:default-cell-style-name="ce59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49" office:value-type="string">
            <text:p>Doc No</text:p>
          </table:table-cell>
          <table:table-cell table:style-name="ce57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49" office:value-type="string">
            <text:p>Rev No</text:p>
          </table:table-cell>
          <table:table-cell table:style-name="ce57" office:value-type="string">
            <text:p>: 03</text:p>
          </table:table-cell>
          <table:table-cell table:style-name="ce66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49" office:value-type="string">
            <text:p>Date of Efectif</text:p>
          </table:table-cell>
          <table:table-cell table:style-name="ce57" office:value-type="string">
            <text:p>: 10 April 2014</text:p>
          </table:table-cell>
          <table:table-cell table:style-name="ce66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0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0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8"/>
          <table:table-cell table:number-columns-repeated="1012"/>
        </table:table-row>
        <table:table-row table:style-name="ro1">
          <table:table-cell table:style-name="ce4" office:value-type="string">
            <text:p>DATE : 05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0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1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7"/>
          <table:table-cell table:style-name="ce72" table:number-columns-repeated="2"/>
          <table:table-cell table:style-name="ce67" table:number-columns-repeated="1006"/>
          <table:table-cell table:style-name="ce77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2" office:value-type="string">
            <text:p>COATING</text:p>
          </table:table-cell>
          <table:covered-table-cell table:style-name="ce5"/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69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02">
            <text:p>140705202</text:p>
          </table:table-cell>
          <table:table-cell table:style-name="ce22" office:value-type="float" office:value="2.92">
            <text:p>2.92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1]*0.05" office:value-type="float" office:value="0.146">
            <text:p>0.146</text:p>
          </table:table-cell>
          <table:table-cell table:style-name="ce74" table:formula="of:=+[.J11]+[.E11]" office:value-type="float" office:value="3.066">
            <text:p>3.066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06">
            <text:p>140705206</text:p>
          </table:table-cell>
          <table:table-cell table:style-name="ce22" office:value-type="float" office:value="2.928">
            <text:p>2.92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2]*0.05" office:value-type="float" office:value="0.1464">
            <text:p>0.146</text:p>
          </table:table-cell>
          <table:table-cell table:style-name="ce74" table:formula="of:=+[.J12]+[.E12]" office:value-type="float" office:value="3.0744">
            <text:p>3.074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04">
            <text:p>140705204</text:p>
          </table:table-cell>
          <table:table-cell table:style-name="ce22" office:value-type="float" office:value="2.938">
            <text:p>2.93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3]*0.05" office:value-type="float" office:value="0.1469">
            <text:p>0.147</text:p>
          </table:table-cell>
          <table:table-cell table:style-name="ce74" table:formula="of:=+[.J13]+[.E13]" office:value-type="float" office:value="3.0849">
            <text:p>3.085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15">
            <text:p>140705215</text:p>
          </table:table-cell>
          <table:table-cell table:style-name="ce22" office:value-type="float" office:value="2.856">
            <text:p>2.856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4]*0.05" office:value-type="float" office:value="0">
            <text:p>0.000</text:p>
          </table:table-cell>
          <table:table-cell table:style-name="ce74" table:formula="of:=+[.J14]+[.G1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07">
            <text:p>140705207</text:p>
          </table:table-cell>
          <table:table-cell table:style-name="ce22" office:value-type="float" office:value="2.944">
            <text:p>2.94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5]*0.05" office:value-type="float" office:value="0">
            <text:p>0.000</text:p>
          </table:table-cell>
          <table:table-cell table:style-name="ce74" table:formula="of:=+[.J15]+[.G1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14">
            <text:p>140705214</text:p>
          </table:table-cell>
          <table:table-cell table:style-name="ce22" office:value-type="float" office:value="2.948">
            <text:p>2.94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6]*0.05" office:value-type="float" office:value="0">
            <text:p>0.000</text:p>
          </table:table-cell>
          <table:table-cell table:style-name="ce74" table:formula="of:=+[.J16]+[.G16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16">
            <text:p>140705216</text:p>
          </table:table-cell>
          <table:table-cell table:style-name="ce22" office:value-type="float" office:value="2.954">
            <text:p>2.95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7]*0.05" office:value-type="float" office:value="0">
            <text:p>0.000</text:p>
          </table:table-cell>
          <table:table-cell table:style-name="ce74" table:formula="of:=+[.J17]+[.G1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11">
            <text:p>140705211</text:p>
          </table:table-cell>
          <table:table-cell table:style-name="ce22" office:value-type="float" office:value="2.954">
            <text:p>2.95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7]*0.05" office:value-type="float" office:value="0">
            <text:p>0.000</text:p>
          </table:table-cell>
          <table:table-cell table:style-name="ce74" table:formula="of:=+[.J18]+[.G1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01">
            <text:p>140705201</text:p>
          </table:table-cell>
          <table:table-cell table:style-name="ce22" office:value-type="float" office:value="2.914">
            <text:p>2.91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8]*0.05" office:value-type="float" office:value="0">
            <text:p>0.000</text:p>
          </table:table-cell>
          <table:table-cell table:style-name="ce74" table:formula="of:=+[.J19]+[.G18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17">
            <text:p>140705217</text:p>
          </table:table-cell>
          <table:table-cell table:style-name="ce22" office:value-type="float" office:value="2.952">
            <text:p>2.95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0]*0.05" office:value-type="float" office:value="0">
            <text:p>0.000</text:p>
          </table:table-cell>
          <table:table-cell table:style-name="ce74" table:formula="of:=+[.J20]+[.G20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9224">
            <text:p>140709224</text:p>
          </table:table-cell>
          <table:table-cell table:style-name="ce22" office:value-type="float" office:value="3.036">
            <text:p>3.036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1]*0.05" office:value-type="float" office:value="0">
            <text:p>0.000</text:p>
          </table:table-cell>
          <table:table-cell table:style-name="ce74" table:formula="of:=+[.J21]+[.G21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9226">
            <text:p>140709226</text:p>
          </table:table-cell>
          <table:table-cell table:style-name="ce22" office:value-type="float" office:value="3.178">
            <text:p>3.17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2]*0.05" office:value-type="float" office:value="0">
            <text:p>0.000</text:p>
          </table:table-cell>
          <table:table-cell table:style-name="ce74" table:formula="of:=+[.J22]+[.G22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23]*0.03" office:value-type="float" office:value="0">
            <text:p>0.000</text:p>
          </table:table-cell>
          <table:table-cell table:style-name="ce74" table:formula="of:=+[.J23]+[.G23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24]*0.03" office:value-type="float" office:value="0">
            <text:p>0.000</text:p>
          </table:table-cell>
          <table:table-cell table:style-name="ce74" table:formula="of:=+[.J24]+[.G2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25]*0.03" office:value-type="float" office:value="0">
            <text:p>0.000</text:p>
          </table:table-cell>
          <table:table-cell table:style-name="ce74" table:formula="of:=+[.J25]+[.G2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26]*0.03" office:value-type="float" office:value="0">
            <text:p>0.000</text:p>
          </table:table-cell>
          <table:table-cell table:style-name="ce74" table:formula="of:=+[.J26]+[.G26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27]*0.03" office:value-type="float" office:value="0">
            <text:p>0.000</text:p>
          </table:table-cell>
          <table:table-cell table:style-name="ce74" table:formula="of:=+[.J27]+[.G2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28]*0.03" office:value-type="float" office:value="0">
            <text:p>0.000</text:p>
          </table:table-cell>
          <table:table-cell table:style-name="ce74" table:formula="of:=+[.J28]+[.G28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29]*0.03" office:value-type="float" office:value="0">
            <text:p>0.000</text:p>
          </table:table-cell>
          <table:table-cell table:style-name="ce74" table:formula="of:=+[.J29]+[.G29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30]*0.03" office:value-type="float" office:value="0">
            <text:p>0.000</text:p>
          </table:table-cell>
          <table:table-cell table:style-name="ce74" table:formula="of:=+[.J30]+[.G30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31]*0.03" office:value-type="float" office:value="0">
            <text:p>0.000</text:p>
          </table:table-cell>
          <table:table-cell table:style-name="ce74" table:formula="of:=+[.J31]+[.G31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32]*0.03" office:value-type="float" office:value="0">
            <text:p>0.000</text:p>
          </table:table-cell>
          <table:table-cell table:style-name="ce74" table:formula="of:=+[.J32]+[.G32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3]*0.03" office:value-type="float" office:value="0">
            <text:p>0.000</text:p>
          </table:table-cell>
          <table:table-cell table:style-name="ce74" table:formula="of:=+[.J33]+[.G33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4]*0.03" office:value-type="float" office:value="0">
            <text:p>0.000</text:p>
          </table:table-cell>
          <table:table-cell table:style-name="ce74" table:formula="of:=+[.J34]+[.G3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69"/>
          <table:table-cell table:style-name="ce74" table:formula="of:=+[.G35]*0.03" office:value-type="float" office:value="0">
            <text:p>0.000</text:p>
          </table:table-cell>
          <table:table-cell table:style-name="ce74" table:formula="of:=+[.J35]+[.G3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3"/>
          <table:covered-table-cell table:style-name="ce47"/>
          <table:covered-table-cell table:style-name="ce54"/>
          <table:covered-table-cell table:style-name="ce63"/>
          <table:table-cell table:style-name="ce70"/>
          <table:table-cell table:style-name="ce75" table:number-columns-repeated="2"/>
          <table:table-cell table:style-name="ce77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49" table:number-columns-repeated="2"/>
          <table:table-cell table:style-name="ce17" table:number-columns-repeated="1008"/>
          <table:table-cell table:style-name="ce79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8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49" table:number-columns-repeated="2"/>
          <table:table-cell table:style-name="ce17" table:number-columns-repeated="1008"/>
          <table:table-cell table:style-name="ce79"/>
        </table:table-row>
        <table:table-row table:style-name="ro8">
          <table:table-cell table:style-name="ce12" office:value-type="string" table:number-columns-spanned="2" table:number-rows-spanned="2">
            <text:p>2 – 5457</text:p>
          </table:table-cell>
          <table:covered-table-cell table:style-name="ce26"/>
          <table:table-cell table:style-name="ce37" office:value-type="string" table:number-columns-spanned="1" table:number-rows-spanned="2">
            <text:p>SHR 0.30 x 914 x 6'</text:p>
          </table:table-cell>
          <table:table-cell table:style-name="ce40" office:value-type="string">
            <text:p>GAJAH</text:p>
          </table:table-cell>
          <table:table-cell table:style-name="ce44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5" office:value-type="string" table:number-columns-spanned="1" table:number-rows-spanned="2">
            <text:p>250 – 500</text:p>
          </table:table-cell>
          <table:table-cell table:style-name="ce55" office:value-type="string" table:number-columns-spanned="1" table:number-rows-spanned="2">
            <text:p>500 SHT</text:p>
          </table:table-cell>
          <table:table-cell table:style-name="ce71"/>
          <table:table-cell table:style-name="ce76" table:number-columns-repeated="2"/>
          <table:table-cell table:style-name="ce78" table:number-columns-repeated="1008"/>
          <table:table-cell table:style-name="ce80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5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5"/>
          <table:table-cell table:style-name="ce71"/>
          <table:table-cell table:style-name="ce76" table:number-columns-repeated="2"/>
          <table:table-cell table:style-name="ce78" table:number-columns-repeated="1008"/>
          <table:table-cell table:style-name="ce80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>
          <table:table-cell table:number-columns-repeated="4"/>
          <table:table-cell table:style-name="ce46" office:value-type="string">
            <text:p><text:s text:c="48"/>RIDWAN KUSNADI</text:p>
          </table:table-cell>
          <table:table-cell table:style-name="Default"/>
          <table:table-cell table:style-name="ce56" office:value-type="string">
            <text:p><text:s text:c="8"/>SUSANA</text:p>
          </table:table-cell>
          <table:table-cell table:style-name="ce65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59"/>
        <table:table-column table:style-name="co9" table:default-cell-style-name="ce20"/>
        <table:table-column table:style-name="co9" table:number-columns-repeated="2" table:default-cell-style-name="ce59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49" office:value-type="string">
            <text:p>Doc No</text:p>
          </table:table-cell>
          <table:table-cell table:style-name="ce57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49" office:value-type="string">
            <text:p>Rev No</text:p>
          </table:table-cell>
          <table:table-cell table:style-name="ce57" office:value-type="string">
            <text:p>: 03</text:p>
          </table:table-cell>
          <table:table-cell table:style-name="ce66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49" office:value-type="string">
            <text:p>Date of Efectif</text:p>
          </table:table-cell>
          <table:table-cell table:style-name="ce57" office:value-type="string">
            <text:p>: 10 April 2014</text:p>
          </table:table-cell>
          <table:table-cell table:style-name="ce66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0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0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8"/>
          <table:table-cell table:number-columns-repeated="1012"/>
        </table:table-row>
        <table:table-row table:style-name="ro1">
          <table:table-cell table:style-name="ce4" office:value-type="string">
            <text:p>DATE : 20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0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1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7"/>
          <table:table-cell table:style-name="ce72" table:number-columns-repeated="2"/>
          <table:table-cell table:style-name="ce67" table:number-columns-repeated="1006"/>
          <table:table-cell table:style-name="ce77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2" office:value-type="string">
            <text:p>COATING</text:p>
          </table:table-cell>
          <table:covered-table-cell table:style-name="ce5"/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69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819113">
            <text:p>140819113</text:p>
          </table:table-cell>
          <table:table-cell table:style-name="ce22" office:value-type="float" office:value="4.152">
            <text:p>4.15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1]*0.05" office:value-type="float" office:value="0.2076">
            <text:p>0.208</text:p>
          </table:table-cell>
          <table:table-cell table:style-name="ce74" table:formula="of:=+[.J11]+[.E11]" office:value-type="float" office:value="4.3596">
            <text:p>4.36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4">
            <text:p>140704304</text:p>
          </table:table-cell>
          <table:table-cell table:style-name="ce22" office:value-type="float" office:value="4.31">
            <text:p>4.31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2]*0.05" office:value-type="float" office:value="0.2155">
            <text:p>0.216</text:p>
          </table:table-cell>
          <table:table-cell table:style-name="ce74" table:formula="of:=+[.J12]+[.E12]" office:value-type="float" office:value="4.5255">
            <text:p>4.526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3">
            <text:p>140704303</text:p>
          </table:table-cell>
          <table:table-cell table:style-name="ce22" office:value-type="float" office:value="4.33">
            <text:p>4.33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E13]*0.05" office:value-type="float" office:value="0.2165">
            <text:p>0.217</text:p>
          </table:table-cell>
          <table:table-cell table:style-name="ce74" table:formula="of:=+[.J13]+[.E13]" office:value-type="float" office:value="4.5465">
            <text:p>4.547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5">
            <text:p>140704305</text:p>
          </table:table-cell>
          <table:table-cell table:style-name="ce22" office:value-type="float" office:value="4.376">
            <text:p>4.376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4]*0.05" office:value-type="float" office:value="0">
            <text:p>0.000</text:p>
          </table:table-cell>
          <table:table-cell table:style-name="ce74" table:formula="of:=+[.J14]+[.G1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2">
            <text:p>140704302</text:p>
          </table:table-cell>
          <table:table-cell table:style-name="ce22" office:value-type="float" office:value="4.398">
            <text:p>4.39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5]*0.05" office:value-type="float" office:value="0">
            <text:p>0.000</text:p>
          </table:table-cell>
          <table:table-cell table:style-name="ce74" table:formula="of:=+[.J15]+[.G1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15">
            <text:p>140704115</text:p>
          </table:table-cell>
          <table:table-cell table:style-name="ce22" office:value-type="float" office:value="4.434">
            <text:p>4.43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6]*0.05" office:value-type="float" office:value="0">
            <text:p>0.000</text:p>
          </table:table-cell>
          <table:table-cell table:style-name="ce74" table:formula="of:=+[.J16]+[.G16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20">
            <text:p>140704120</text:p>
          </table:table-cell>
          <table:table-cell table:style-name="ce22" office:value-type="float" office:value="4.438">
            <text:p>4.43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7]*0.05" office:value-type="float" office:value="0">
            <text:p>0.000</text:p>
          </table:table-cell>
          <table:table-cell table:style-name="ce74" table:formula="of:=+[.J17]+[.G1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21232">
            <text:p>140721232</text:p>
          </table:table-cell>
          <table:table-cell table:style-name="ce22" office:value-type="float" office:value="1.988">
            <text:p>1.98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7]*0.05" office:value-type="float" office:value="0">
            <text:p>0.000</text:p>
          </table:table-cell>
          <table:table-cell table:style-name="ce74" table:formula="of:=+[.J18]+[.G1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18">
            <text:p>140705218</text:p>
          </table:table-cell>
          <table:table-cell table:style-name="ce22" office:value-type="float" office:value="2.908">
            <text:p>2.90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18]*0.05" office:value-type="float" office:value="0">
            <text:p>0.000</text:p>
          </table:table-cell>
          <table:table-cell table:style-name="ce74" table:formula="of:=+[.J19]+[.G18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10">
            <text:p>140705210</text:p>
          </table:table-cell>
          <table:table-cell table:style-name="ce22" office:value-type="float" office:value="2.94">
            <text:p>2.94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0]*0.05" office:value-type="float" office:value="0">
            <text:p>0.000</text:p>
          </table:table-cell>
          <table:table-cell table:style-name="ce74" table:formula="of:=+[.J20]+[.G20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05">
            <text:p>140705205</text:p>
          </table:table-cell>
          <table:table-cell table:style-name="ce22" office:value-type="float" office:value="2.942">
            <text:p>2.94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1]*0.05" office:value-type="float" office:value="0">
            <text:p>0.000</text:p>
          </table:table-cell>
          <table:table-cell table:style-name="ce74" table:formula="of:=+[.J21]+[.G21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248">
            <text:p>140704248</text:p>
          </table:table-cell>
          <table:table-cell table:style-name="ce22" office:value-type="float" office:value="2.964">
            <text:p>2.96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2]*0.05" office:value-type="float" office:value="0">
            <text:p>0.000</text:p>
          </table:table-cell>
          <table:table-cell table:style-name="ce74" table:formula="of:=+[.J22]+[.G22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5209">
            <text:p>140705209</text:p>
          </table:table-cell>
          <table:table-cell table:style-name="ce22" office:value-type="float" office:value="3.028">
            <text:p>3.02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3]*0.03" office:value-type="float" office:value="0">
            <text:p>0.000</text:p>
          </table:table-cell>
          <table:table-cell table:style-name="ce74" table:formula="of:=+[.J23]+[.G23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21234">
            <text:p>140721234</text:p>
          </table:table-cell>
          <table:table-cell table:style-name="ce22" office:value-type="float" office:value="3.664">
            <text:p>3.66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4]*0.03" office:value-type="float" office:value="0">
            <text:p>0.000</text:p>
          </table:table-cell>
          <table:table-cell table:style-name="ce74" table:formula="of:=+[.J24]+[.G2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4]+1" office:value-type="float" office:value="15">
            <text:p>1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246">
            <text:p>140704246</text:p>
          </table:table-cell>
          <table:table-cell table:style-name="ce22" office:value-type="float" office:value="4.388">
            <text:p>4.38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5]*0.03" office:value-type="float" office:value="0">
            <text:p>0.000</text:p>
          </table:table-cell>
          <table:table-cell table:style-name="ce74" table:formula="of:=+[.J25]+[.G2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5]+1" office:value-type="float" office:value="16">
            <text:p>1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6">
            <text:p>140704136</text:p>
          </table:table-cell>
          <table:table-cell table:style-name="ce22" office:value-type="float" office:value="4.42">
            <text:p>4.42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6]*0.03" office:value-type="float" office:value="0">
            <text:p>0.000</text:p>
          </table:table-cell>
          <table:table-cell table:style-name="ce74" table:formula="of:=+[.J26]+[.G26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6]+1" office:value-type="float" office:value="17">
            <text:p>1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35">
            <text:p>140704135</text:p>
          </table:table-cell>
          <table:table-cell table:style-name="ce22" office:value-type="float" office:value="4.422">
            <text:p>4.422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7]*0.03" office:value-type="float" office:value="0">
            <text:p>0.000</text:p>
          </table:table-cell>
          <table:table-cell table:style-name="ce74" table:formula="of:=+[.J27]+[.G27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7]+1" office:value-type="float" office:value="18">
            <text:p>1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114">
            <text:p>140704114</text:p>
          </table:table-cell>
          <table:table-cell table:style-name="ce22" office:value-type="float" office:value="4.458">
            <text:p>4.458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8]*0.03" office:value-type="float" office:value="0">
            <text:p>0.000</text:p>
          </table:table-cell>
          <table:table-cell table:style-name="ce74" table:formula="of:=+[.J28]+[.G28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8]+1" office:value-type="float" office:value="19">
            <text:p>1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9">
            <text:p>140704309</text:p>
          </table:table-cell>
          <table:table-cell table:style-name="ce22" office:value-type="float" office:value="4.48">
            <text:p>4.480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29]*0.03" office:value-type="float" office:value="0">
            <text:p>0.000</text:p>
          </table:table-cell>
          <table:table-cell table:style-name="ce74" table:formula="of:=+[.J29]+[.G29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29]+1" office:value-type="float" office:value="20">
            <text:p>2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4308">
            <text:p>140704308</text:p>
          </table:table-cell>
          <table:table-cell table:style-name="ce22" office:value-type="float" office:value="4.486">
            <text:p>4.486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30]*0.03" office:value-type="float" office:value="0">
            <text:p>0.000</text:p>
          </table:table-cell>
          <table:table-cell table:style-name="ce74" table:formula="of:=+[.J30]+[.G30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 table:formula="of:=+[.A30]+1" office:value-type="float" office:value="21">
            <text:p>2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50 x 914</text:p>
          </table:table-cell>
          <table:table-cell table:style-name="ce23" office:value-type="float" office:value="140703324">
            <text:p>140703324</text:p>
          </table:table-cell>
          <table:table-cell table:style-name="ce22" office:value-type="float" office:value="4.914">
            <text:p>4.914</text:p>
          </table:table-cell>
          <table:table-cell table:style-name="ce23" office:value-type="string">
            <text:p>SEMI</text:p>
          </table:table-cell>
          <table:table-cell table:style-name="ce53" office:value-type="string">
            <text:p>Z12</text:p>
          </table:table-cell>
          <table:table-cell table:style-name="ce33" office:value-type="string">
            <text:p>TONYI</text:p>
          </table:table-cell>
          <table:table-cell table:style-name="ce69"/>
          <table:table-cell table:style-name="ce74" table:formula="of:=+[.G31]*0.03" office:value-type="float" office:value="0">
            <text:p>0.000</text:p>
          </table:table-cell>
          <table:table-cell table:style-name="ce74" table:formula="of:=+[.J31]+[.G31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3"/>
          <table:table-cell table:style-name="ce33"/>
          <table:table-cell table:style-name="ce69"/>
          <table:table-cell table:style-name="ce74" table:formula="of:=+[.G32]*0.03" office:value-type="float" office:value="0">
            <text:p>0.000</text:p>
          </table:table-cell>
          <table:table-cell table:style-name="ce74" table:formula="of:=+[.J32]+[.G32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3]*0.03" office:value-type="float" office:value="0">
            <text:p>0.000</text:p>
          </table:table-cell>
          <table:table-cell table:style-name="ce74" table:formula="of:=+[.J33]+[.G33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1"/>
          <table:table-cell table:style-name="ce69"/>
          <table:table-cell table:style-name="ce74" table:formula="of:=+[.G34]*0.03" office:value-type="float" office:value="0">
            <text:p>0.000</text:p>
          </table:table-cell>
          <table:table-cell table:style-name="ce74" table:formula="of:=+[.J34]+[.G34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69"/>
          <table:table-cell table:style-name="ce74" table:formula="of:=+[.G35]*0.03" office:value-type="float" office:value="0">
            <text:p>0.000</text:p>
          </table:table-cell>
          <table:table-cell table:style-name="ce74" table:formula="of:=+[.J35]+[.G35]" office:value-type="float" office:value="0">
            <text:p>0.000</text:p>
          </table:table-cell>
          <table:table-cell table:style-name="ce69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3"/>
          <table:covered-table-cell table:style-name="ce47"/>
          <table:covered-table-cell table:style-name="ce54"/>
          <table:covered-table-cell table:style-name="ce63"/>
          <table:table-cell table:style-name="ce70"/>
          <table:table-cell table:style-name="ce75" table:number-columns-repeated="2"/>
          <table:table-cell table:style-name="ce77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49" table:number-columns-repeated="2"/>
          <table:table-cell table:style-name="ce17" table:number-columns-repeated="1008"/>
          <table:table-cell table:style-name="ce79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8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49" table:number-columns-repeated="2"/>
          <table:table-cell table:style-name="ce17" table:number-columns-repeated="1008"/>
          <table:table-cell table:style-name="ce79"/>
        </table:table-row>
        <table:table-row table:style-name="ro8">
          <table:table-cell table:style-name="ce12" office:value-type="string" table:number-columns-spanned="2" table:number-rows-spanned="2">
            <text:p>2 – 5457</text:p>
          </table:table-cell>
          <table:covered-table-cell table:style-name="ce26"/>
          <table:table-cell table:style-name="ce37" office:value-type="string" table:number-columns-spanned="1" table:number-rows-spanned="2">
            <text:p>SHR 0.30 x 914 x 6'</text:p>
          </table:table-cell>
          <table:table-cell table:style-name="ce40" office:value-type="string">
            <text:p>GAJAH</text:p>
          </table:table-cell>
          <table:table-cell table:style-name="ce44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5" office:value-type="string" table:number-columns-spanned="1" table:number-rows-spanned="2">
            <text:p>250 – 500</text:p>
          </table:table-cell>
          <table:table-cell table:style-name="ce55" office:value-type="string" table:number-columns-spanned="1" table:number-rows-spanned="2">
            <text:p>500 SHT</text:p>
          </table:table-cell>
          <table:table-cell table:style-name="ce71"/>
          <table:table-cell table:style-name="ce76" table:number-columns-repeated="2"/>
          <table:table-cell table:style-name="ce78" table:number-columns-repeated="1008"/>
          <table:table-cell table:style-name="ce80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5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5"/>
          <table:table-cell table:style-name="ce71"/>
          <table:table-cell table:style-name="ce76" table:number-columns-repeated="2"/>
          <table:table-cell table:style-name="ce78" table:number-columns-repeated="1008"/>
          <table:table-cell table:style-name="ce80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4"/>
          <table:table-cell table:number-columns-repeated="1012"/>
        </table:table-row>
        <table:table-row table:style-name="ro1">
          <table:table-cell table:number-columns-repeated="4"/>
          <table:table-cell table:style-name="ce46" office:value-type="string">
            <text:p><text:s text:c="48"/>RIDWAN KUSNADI</text:p>
          </table:table-cell>
          <table:table-cell table:style-name="Default"/>
          <table:table-cell table:style-name="ce56" office:value-type="string">
            <text:p><text:s text:c="8"/>SUSANA</text:p>
          </table:table-cell>
          <table:table-cell table:style-name="ce65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5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7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="96%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8/26/2014</text:date>, <text:time>15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4-10T08:49:25.10</meta:creation-date>
    <dc:date>2014-08-26T15:59:34.20</dc:date>
    <meta:editing-duration>PT26H35M49S</meta:editing-duration>
    <meta:editing-cycles>104</meta:editing-cycles>
    <meta:generator>OpenOffice.org/3.0$Win32 OpenOffice.org_project/300m9$Build-9358</meta:generator>
    <meta:print-date>2014-08-08T11:31:04.96</meta:print-date>
    <meta:document-statistic meta:table-count="5" meta:cell-count="969" meta:object-count="16"/>
    <meta:user-defined meta:name="Info 1"/>
    <meta:user-defined meta:name="Info 2"/>
    <meta:user-defined meta:name="Info 3"/>
    <meta:user-defined meta:name="Info 4"/>
  </office:meta>
</office:document-meta>
</file>